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58BD61A357.jpg" manifest:media-type=""/>
  <manifest:file-entry manifest:full-path="Pictures/1000000000000258000001B79583CD02.jpg" manifest:media-type=""/>
  <manifest:file-entry manifest:full-path="Pictures/1000000000000320000002582DDE32F3.jpg" manifest:media-type=""/>
  <manifest:file-entry manifest:full-path="Pictures/100000000000031F000002597E00D3B6.jpg" manifest:media-type=""/>
  <manifest:file-entry manifest:full-path="Pictures/100000000000040000000300F5AEE14E.jpg" manifest:media-type=""/>
  <manifest:file-entry manifest:full-path="Pictures/10000000000002D00000024076F3F5C1.jpg" manifest:media-type=""/>
  <manifest:file-entry manifest:full-path="Pictures/1000000000000400000002A5A9AFC20A.jpg" manifest:media-type=""/>
  <manifest:file-entry manifest:full-path="Pictures/100000000000038C0000011541C97BBA.png" manifest:media-type=""/>
  <manifest:file-entry manifest:full-path="Pictures/10000000000003200000034AF41FB46C.jpg" manifest:media-type=""/>
  <manifest:file-entry manifest:full-path="Pictures/10000000000001900000012786804E9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21.6cm" svg:x="0cm" svg:y="0cm">
          <draw:image xlink:href="Pictures/10000000000001900000012786804E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.799cm" svg:x="0cm" svg:y="0.001cm">
          <draw:image xlink:href="Pictures/10000000000003200000034AF41FB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4.639cm" svg:height="7.514cm" svg:x="1.399cm" svg:y="7.246cm" presentation:class="graphic" presentation:user-transformed="true">
          <draw:image xlink:href="Pictures/100000000000038C0000011541C97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0.092cm" svg:height="21cm" svg:x="-0.092cm" svg:y="0cm">
          <draw:image xlink:href="Pictures/1000000000000400000002A5A9AFC2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4.82cm" svg:height="26.12cm" svg:x="-0.993cm" svg:y="-1.092cm" presentation:class="graphic" presentation:user-transformed="true">
          <draw:image xlink:href="Pictures/100000000000040000000300F5AEE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.186cm" svg:height="21.201cm" svg:x="0cm" svg:y="0cm" presentation:class="graphic" presentation:user-transformed="true">
          <draw:image xlink:href="Pictures/100000000000031F000002597E00D3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25cm" svg:height="12.18cm" svg:x="6.106cm" svg:y="4.914cm" presentation:class="graphic">
          <draw:image xlink:href="Pictures/10000000000002D00000024076F3F5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7cm" svg:height="21.28cm" svg:x="0.03cm" svg:y="0cm">
          <draw:image xlink:href="Pictures/1000000000000320000002582DDE32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0cm" svg:height="21.95cm" svg:x="0cm" svg:y="-0.1cm" presentation:class="graphic" presentation:user-transformed="true">
          <draw:image xlink:href="Pictures/1000000000000258000001B79583CD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1" draw:layer="layout" svg:width="30cm" svg:height="22.5cm" svg:x="-1.6cm" svg:y="-1.2cm" presentation:class="graphic" presentation:user-transformed="true">
          <draw:image xlink:href="Pictures/100000000000032000000258BD61A3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09:39:37.79</meta:creation-date>
    <dc:date>2013-09-14T20:18:08</dc:date>
    <meta:editing-duration>PT15M23S</meta:editing-duration>
    <meta:editing-cycles>8</meta:editing-cycles>
    <meta:generator>LibreOffice/4.0.2.2$Linux_X86_64 LibreOffice_project/400m0$Build-2</meta:generator>
    <dc:creator>filip </dc:creator>
    <meta:document-statistic meta:object-count="51"/>
  </office:meta>
</office:document-meta>
</file>